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158466" draw:fill="solid" draw:textarea-vertical-align="middle"/>
    </style:style>
    <style:style style:name="gr5" style:family="graphic" style:parent-style-name="standard">
      <style:graphic-properties draw:fill-color="#158466" draw:opacity="79%" draw:textarea-horizontal-align="justify" draw:textarea-vertical-align="middle" draw:auto-grow-height="false" fo:min-height="0.131cm" fo:min-width="0cm"/>
    </style:style>
    <style:style style:name="gr6" style:family="graphic" style:parent-style-name="standard">
      <style:graphic-properties draw:fill-color="#158466" draw:opacity="68%" draw:textarea-horizontal-align="justify" draw:textarea-vertical-align="middle" draw:auto-grow-height="false" fo:min-height="0.131cm" fo:min-width="0cm"/>
    </style:style>
    <style:style style:name="gr7" style:family="graphic" style:parent-style-name="objectwithoutfill">
      <style:graphic-properties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58466" draw:opacity="79%"/>
      <style:paragraph-properties fo:text-align="center"/>
    </style:style>
    <style:style style:name="P4" style:family="paragraph">
      <loext:graphic-properties draw:fill-color="#158466" draw:opacity="68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6.207cm" svg:y="16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569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7.35cm" svg:y1="17.256cm" svg:x2="11.033cm" svg:y2="17.256cm">
          <text:p/>
        </draw:line>
        <draw:frame draw:style-name="gr3" draw:text-style-name="P2" draw:layer="layout" svg:width="0.666cm" svg:height="0.627cm" svg:x="4.937cm" svg:y="21.0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7cm" svg:y="21.0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1" draw:layer="layout" svg:x1="8.62cm" svg:y1="12.938cm" svg:x2="8.62cm" svg:y2="21.193cm">
          <text:p/>
        </draw:line>
        <draw:custom-shape draw:style-name="gr5" draw:text-style-name="P3" draw:layer="layout" svg:width="0.381cm" svg:height="0.381cm" svg:x="8.62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626cm" svg:height="0.627cm" svg:x="8.502cm" svg:y="21.5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603cm" svg:height="0.627cm" svg:x="8.874cm" svg:y="17.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6" draw:text-style-name="P4" draw:layer="layout" svg:width="0.381cm" svg:height="0.381cm" svg:x="8.62cm" svg:y="16.87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0.806cm" svg:height="0.261cm" draw:transform="skewX (-0.197396738400559) rotate (1.08123147161049) translate (12.303cm 21.193cm)" svg:viewBox="0 0 807 262" svg:d="M0 0c450 0 807 262 807 262">
          <text:p/>
        </draw:path>
        <draw:path draw:style-name="gr7" draw:text-style-name="P1" draw:layer="layout" svg:width="0.644cm" svg:height="0.208cm" draw:transform="skewX (-0.199142067652553) rotate (1.08035880698449) translate (10.270999895372cm 17.25599996863cm)" svg:viewBox="0 0 645 209" svg:d="M0 0c360 0 645 209 645 209">
          <text:p/>
        </draw:path>
        <draw:frame draw:style-name="gr3" draw:text-style-name="P2" draw:layer="layout" svg:width="0.527cm" svg:height="0.278cm" svg:x="6.823cm" svg:y="20.43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7" draw:text-style-name="P1" draw:layer="layout" svg:width="0.806cm" svg:height="0.262cm" draw:transform="skewX (0.194778744522567) rotate (-1.08227866916168) translate (6.59030142349137cm 20.4804715828773cm)" svg:viewBox="0 0 807 263" svg:d="M807 0c-450 1-807 263-807 263">
          <text:p/>
        </draw:path>
        <draw:frame draw:style-name="gr3" draw:text-style-name="P2" draw:layer="layout" svg:width="0.47cm" svg:height="0.489cm" svg:x="11.795cm" svg:y="20.32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path draw:style-name="gr7" draw:text-style-name="P1" draw:layer="layout" svg:width="0.612cm" svg:height="0.165cm" draw:transform="skewX (-0.00209439510239327) rotate (-1.19171081326173) translate (7.63104340997912cm 16.6862622499693cm)" svg:viewBox="0 0 613 166" svg:d="M613 0c-342 0-613 166-613 166">
          <text:p/>
        </draw:path>
        <draw:frame draw:style-name="gr3" draw:text-style-name="P2" draw:layer="layout" svg:width="0.47cm" svg:height="0.489cm" svg:x="9.801cm" svg:y="16.49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527cm" svg:height="0.278cm" svg:x="7.753cm" svg:y="16.5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21T22:21:44.143590664</dc:date>
    <meta:editing-duration>PT3H30M57S</meta:editing-duration>
    <meta:editing-cycles>71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blue">
      <mi>β</mi>
    </mstyle>
    <annotation encoding="StarMath 5.0">color blue {%beta}</annotation>
  </semantics>
</math>
</file>

<file path=Object 11/content.xml><?xml version="1.0" encoding="utf-8"?>
<math xmlns="http://www.w3.org/1998/Math/MathML" display="block">
  <semantics>
    <mstyle color="blue">
      <mi>β</mi>
    </mstyle>
    <annotation encoding="StarMath 5.0">color blue {%bet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style color="blue">
      <mi>α</mi>
    </mstyle>
    <annotation encoding="StarMath 5.0">color blue {%alpha}</annotation>
  </semantics>
</math>
</file>

<file path=Object 9/content.xml><?xml version="1.0" encoding="utf-8"?>
<math xmlns="http://www.w3.org/1998/Math/MathML" display="block">
  <semantics>
    <mstyle color="blue">
      <mi>α</mi>
    </mstyle>
    <annotation encoding="StarMath 5.0">color blue {%alpha}</annotation>
  </semantics>
</math>
</file>